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d21a" officeooo:paragraph-rsid="0002d21a"/>
    </style:style>
    <style:style style:name="P2" style:family="paragraph" style:parent-style-name="Standard" style:list-style-name="L1">
      <style:text-properties officeooo:rsid="0002d21a" officeooo:paragraph-rsid="0002d21a"/>
    </style:style>
    <style:style style:name="P3" style:family="paragraph" style:parent-style-name="Standard" style:list-style-name="L1">
      <style:text-properties officeooo:paragraph-rsid="0002d21a"/>
    </style:style>
    <style:style style:name="P4" style:family="paragraph" style:parent-style-name="Standard" style:list-style-name="L1">
      <style:text-properties officeooo:rsid="00035026" officeooo:paragraph-rsid="00035026"/>
    </style:style>
    <style:style style:name="T1" style:family="text">
      <style:text-properties officeooo:rsid="0002d21a"/>
    </style:style>
    <style:style style:name="T2" style:family="text">
      <style:text-properties officeooo:rsid="000350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th Test Driven Development In Mind...</text:p>
      <text:p text:style-name="P1"/>
      <text:list xml:id="list5305312350972911076" text:style-name="L1">
        <text:list-item>
          <text:p text:style-name="P3"><text:span text:style-name="T1">Home Page -&gt; Log in -&gt; Create league -&gt; (Success) -&gt; Land on league's home page</text:span></text:p>
        </text:list-item>
        <text:list-item>
          <text:p text:style-name="P2">Home Page -&gt; Log in -&gt; <text:span text:style-name="T2">j</text:span>oin <text:span text:style-name="T2">p</text:span>ublic <text:span text:style-name="T2">l</text:span>eague -&gt; (Success) -&gt; Land on league's home page</text:p>
        </text:list-item>
        <text:list-item>
          <text:p text:style-name="P4">Home Page -&gt; Log In -&gt; choose league from list of users joined leagues-&gt; Land on league's home page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46S</meta:editing-duration>
    <meta:editing-cycles>4</meta:editing-cycles>
    <meta:generator>LibreOffice/5.1.3.2$Windows_x86 LibreOffice_project/644e4637d1d8544fd9f56425bd6cec110e49301b</meta:generator>
    <dc:date>2016-12-16T12:48:59.905000000</dc:date>
    <meta:document-statistic meta:table-count="0" meta:image-count="0" meta:object-count="0" meta:page-count="1" meta:paragraph-count="5" meta:word-count="62" meta:character-count="305" meta:non-whitespace-character-count="251"/>
    <meta:user-defined meta:name="Info 1"/>
    <meta:user-defined meta:name="Info 2"/>
    <meta:user-defined meta:name="Info 3"/>
    <meta:user-defined meta:name="Info 4"/>
  </office:meta>
</office:document-meta>
</file>